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 of theory: LC-BLYP/def2-TZVP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Orca 5.0.3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DEFGRID3, RIJCOSX, TightSCF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ulliken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1-LC-BLYP-def2-TZV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<text:s/>-0.0178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0.017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-0.00000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7:24:45.075000000</meta:creation-date>
    <dc:date>2024-07-25T17:44:41.188000000</dc:date>
    <meta:editing-duration>PT19M56S</meta:editing-duration>
    <meta:editing-cycles>1</meta:editing-cycles>
    <meta:document-statistic meta:table-count="1" meta:cell-count="13" meta:object-count="0"/>
    <meta:generator>LibreOffice/7.4.3.2$Windows_X86_64 LibreOffice_project/1048a8393ae2eeec98dff31b5c133c5f1d08b890</meta:generator>
  </office:meta>
</office:document-meta>
</file>